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VN-Comic Sans MS" svg:font-family="'SVN-Comic Sans MS'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17c4" officeooo:paragraph-rsid="001c17c4" style:font-size-asian="13.5pt" style:font-size-complex="15.3999996185303pt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fo:font-weight="normal" officeooo:rsid="00267185" officeooo:paragraph-rsid="00267185" style:font-size-asian="13.5pt" style:font-style-asian="normal" style:font-weight-asian="normal" style:font-size-complex="15.3999996185303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fo:font-weight="normal" officeooo:rsid="00267c3e" officeooo:paragraph-rsid="00267c3e" style:font-size-asian="13.5pt" style:font-style-asian="normal" style:font-weight-asian="normal" style:font-size-complex="15.399999618530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officeooo:rsid="001d5ab3" officeooo:paragraph-rsid="001d5ab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e73dd" officeooo:paragraph-rsid="001e73d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212174" officeooo:paragraph-rsid="0021217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22fcee" officeooo:paragraph-rsid="0022fce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233b70" officeooo:paragraph-rsid="00233b7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3d18a" officeooo:paragraph-rsid="0023d18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3db12" officeooo:paragraph-rsid="0023db1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25ba0c" officeooo:paragraph-rsid="0025ba0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25ba0c" officeooo:paragraph-rsid="0026651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266519" officeooo:paragraph-rsid="0026651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267185" officeooo:paragraph-rsid="0026718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267c3e" officeooo:paragraph-rsid="00267c3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fo:font-weight="normal" officeooo:rsid="0025ba0c" officeooo:paragraph-rsid="0025ba0c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267c3e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paragraph-rsid="00267c3e"/>
    </style:style>
    <style:style style:name="P19" style:family="paragraph" style:parent-style-name="Standard">
      <style:paragraph-properties fo:text-align="center" style:justify-single-word="false"/>
      <style:text-properties fo:font-size="20pt" fo:font-style="normal" fo:font-weight="normal" officeooo:rsid="00267c3e" officeooo:paragraph-rsid="00267c3e" style:font-size-asian="15pt" style:font-style-asian="normal" style:font-weight-asian="normal" style:font-size-complex="17.1000003814697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2174" style:font-style-asian="italic" style:font-style-complex="italic"/>
    </style:style>
    <style:style style:name="T3" style:family="text">
      <style:text-properties fo:font-style="italic" officeooo:rsid="0030d178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e73d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67c3e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0d178" style:font-style-asian="italic" style:font-weight-asian="bold" style:font-style-complex="italic" style:font-weight-complex="bold"/>
    </style:style>
    <style:style style:name="T9" style:family="text">
      <style:text-properties officeooo:rsid="001e73dd"/>
    </style:style>
    <style:style style:name="T10" style:family="text">
      <style:text-properties officeooo:rsid="00212174"/>
    </style:style>
    <style:style style:name="T11" style:family="text">
      <style:text-properties officeooo:rsid="0022fcee"/>
    </style:style>
    <style:style style:name="T12" style:family="text">
      <style:text-properties officeooo:rsid="00233b70"/>
    </style:style>
    <style:style style:name="T13" style:family="text">
      <style:text-properties officeooo:rsid="00267c3e"/>
    </style:style>
    <style:style style:name="T14" style:family="text">
      <style:text-properties fo:font-size="14pt" fo:font-style="normal" fo:font-weight="normal" officeooo:rsid="00298d9b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4pt" fo:font-style="normal" fo:font-weight="normal" officeooo:rsid="002a19fe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4pt" fo:font-style="normal" fo:font-weight="normal" officeooo:rsid="002affe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4pt" fo:font-style="normal" fo:font-weight="normal" officeooo:rsid="002c1336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4pt" fo:font-style="normal" fo:font-weight="normal" officeooo:rsid="002dd9f1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4pt" officeooo:rsid="00267c3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4pt" officeooo:rsid="0027b9df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4pt" officeooo:rsid="00298d9b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4pt" fo:font-style="italic" officeooo:rsid="00267c3e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4pt" fo:font-style="italic" officeooo:rsid="0027b9df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4pt" fo:font-style="italic" officeooo:rsid="00298d9b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4pt" fo:font-style="italic" officeooo:rsid="0027b9df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4pt" fo:font-style="italic" officeooo:rsid="00298d9b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4pt" fo:font-style="italic" fo:font-weight="bold" officeooo:rsid="00298d9b" style:font-size-asian="10.5pt" style:font-style-asian="italic" style:font-weight-asian="bold" style:font-size-complex="12pt" style:font-style-complex="italic" style:font-weight-complex="bold"/>
    </style:style>
    <style:style style:name="T28" style:family="text">
      <style:text-properties fo:font-size="14pt" fo:font-style="italic" fo:font-weight="bold" officeooo:rsid="002c1336" style:font-size-asian="10.5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4pt" fo:font-style="italic" fo:font-weight="normal" officeooo:rsid="00298d9b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4pt" fo:font-style="italic" fo:font-weight="normal" officeooo:rsid="00298d9b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4pt" fo:font-style="italic" fo:font-weight="normal" officeooo:rsid="002a19fe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4pt" fo:font-style="italic" fo:font-weight="normal" officeooo:rsid="002c1336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officeooo:rsid="0030d178"/>
    </style:style>
    <style:style style:name="T34" style:family="text">
      <style:text-properties officeooo:rsid="003172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0</text:p>
      <text:p text:style-name="P4">Yukari: Still sleeping?</text:p>
      <text:p text:style-name="P4">Reimu: What do you want, <text:span text:style-name="T4">Yukari </text:span>?</text:p>
      <text:p text:style-name="P4">Yukari: <text:span text:style-name="T9">Looks like you skipped today training as well, </text:span><text:span text:style-name="T8">Reimu?</text:span></text:p>
      <text:p text:style-name="P5">Reimu: <text:span text:style-name="T10">Why would I have to? Even </text:span><text:span text:style-name="T2">gods</text:span><text:span text:style-name="T10"> stand no chance in front of me.</text:span></text:p>
      <text:p text:style-name="P6">Yukari: You sure carefree. While you laying around all day, <text:span text:style-name="T1">yõkai </text:span>is getting stronger and stronger. You have to train regularly to maintain the <text:span text:style-name="T1">balance</text:span> between <text:span text:style-name="T1">human</text:span> and <text:span text:style-name="T1">yõkai</text:span>.</text:p>
      <text:p text:style-name="P6">Reimu: <text:span text:style-name="T11">And why suddenly you care about that? When an incident happen, you’re nowhere to be found.</text:span></text:p>
      <text:p text:style-name="P7">Yukari: That’s because solving incident is <text:span text:style-name="T1">miko’s job</text:span>, isn’t it?</text:p>
      <text:p text:style-name="P7">Reimu: But aren’t you a sage too? You create the <text:span text:style-name="T5">Great Hakurei Barrier, </text:span><text:span text:style-name="T33">y</text:span>ou have responsibility to protect it too.</text:p>
      <text:p text:style-name="P7">Yukari: Of course. That’s why I’m here, to help you with your training.</text:p>
      <text:p text:style-name="P7">Reimu: What the heck <text:span text:style-name="T12">are you</text:span> plotting <text:span text:style-name="T12">again</text:span>? <text:span text:style-name="T12">Y</text:span>our appearance <text:span text:style-name="T12">always up to no good.</text:span></text:p>
      <text:p text:style-name="P8">Yukari: How can you say such rude thing to me. I just worry about you and the future of Gensokyo.</text:p>
      <text:p text:style-name="P8">Reimu: Alright, my apologize.</text:p>
      <text:p text:style-name="P8">Yukari: Play <text:span text:style-name="T1">danmaku </text:span>with me and I will forgive you.</text:p>
      <text:p text:style-name="P8">Reimu: <text:span text:style-name="T34">Are you a child?</text:span></text:p>
      <text:p text:style-name="P8"/>
      <text:p text:style-name="P8">*Tutorial dialogue</text:p>
      <text:p text:style-name="P8">Yukari: Ready yet? Use … to move and try your best to dodge my attack.</text:p>
      <text:p text:style-name="P9">Yukari: Flying carelessly like that will throw you into danger before it can get you. Use … to slowdown (keyboard only cuz keyboard suck)</text:p>
      <text:p text:style-name="P9">Yukari: Press … NOW ! (death bomb tutorial)</text:p>
      <text:p text:style-name="P9">Yukari: <text:span text:style-name="T1">Bombs</text:span> are powerful and precious resource, you them wisely.</text:p>
      <text:p text:style-name="P10">Yukari: Those blue things won’t hurt you. They’re <text:span text:style-name="T1">point item</text:span> that increase your score. (heck, I saw non-touhou player avoid them like bullet)</text:p>
      <text:p text:style-name="P11">Yukari: Quick, get above this line (Introduce item get border line)</text:p>
      <text:p text:style-name="P11">Yukari: You will be reward a <text:span text:style-name="T1">bomb</text:span> if you can reach a certain score. So<text:span text:style-name="T1"> graze</text:span> by bullets and collect <text:span text:style-name="T1">point item</text:span> as much as you can.</text:p>
      <text:p text:style-name="P11"/>
      <text:p text:style-name="P11">*Player performance review dialogue</text:p>
      <text:p text:style-name="P11">(Normal clear)</text:p>
      <text:p text:style-name="P11">Yukari: Not half bad. Still, there’re room to improve.</text:p>
      <text:p text:style-name="P11">(No bomb clear)</text:p>
      <text:p text:style-name="P11">Yukari: Impressive...could this timeline is <text:span text:style-name="T1">the chosen one ?</text:span></text:p>
      <text:p text:style-name="P16"/>
      <text:p text:style-name="P12">Reimu: Give me a donation, will you?</text:p>
      <text:p text:style-name="P11"/>
      <text:p text:style-name="P13">(Failed)</text:p>
      <text:p text:style-name="P13">Yukari: Oh my, did I go too harsh on you?</text:p>
      <text:p text:style-name="P2"><text:soft-page-break/>Level 1</text:p>
      <text:p text:style-name="P14">Marisa: Reiiiiimuuu !</text:p>
      <text:p text:style-name="P14">Reimu: <text:span text:style-name="T13">Why you always come when I’m having a tea, </text:span><text:span text:style-name="T7">Marisa ?</text:span></text:p>
      <text:p text:style-name="P15">Marisa: yes.</text:p>
      <text:p text:style-name="P15">Aya: Special Edition, Special Edition ! Bun Bun Maru Newspaper Special Edition !</text:p>
      <text:p text:style-name="P15">Marisa: Isn’t it a bit too early for newspaper contest?</text:p>
      <text:p text:style-name="P15"/>
      <text:p text:style-name="P15"/>
      <text:p text:style-name="P19">Bun Bun Maru Special Edition</text:p>
      <text:p text:style-name="P19"/>
      <text:p text:style-name="P3">Residents of <text:span text:style-name="T5">Yõkai mountain</text:span> got attacked by <text:s/>a strange yõkai</text:p>
      <text:p text:style-name="P15"/>
      <text:p text:style-name="P18"><text:span text:style-name="T19"><text:tab/>Yesterday, </text:span><text:span text:style-name="T22">yõkai Mountain </text:span><text:span text:style-name="T20">has been attacked by a strange yõkai. The first victim was the </text:span><text:span text:style-name="T23">kappa. </text:span><text:span text:style-name="T20">Acoording to a kappa, she got attacked when she was fixing some pipes in </text:span><text:span text:style-name="T23">Genbu Ravine </text:span><text:span text:style-name="T20">together with her group. The attack has injured 7 </text:span><text:span text:style-name="T23">kappa</text:span><text:span text:style-name="T20"> and cause heavy damage to kappa’s machine. The attacker has been reported </text:span><text:span text:style-name="T23">“Wear a black miko/tengu – like clothes, average height and long black hair.”</text:span><text:span text:style-name="T25"> <text:s/></text:span><text:span text:style-name="T20">The attacker is believe to be a </text:span><text:span text:style-name="T23">tengu </text:span><text:span text:style-name="T20">since she is very quick and strong. </text:span><text:span text:style-name="T21">After caused damage, the attacker suddenly stop and rush toward </text:span><text:span text:style-name="T24">tengu </text:span><text:span text:style-name="T21">basement. However, I can be sure that the attacker is not a </text:span><text:span text:style-name="T24">tengu</text:span><text:span text:style-name="T26">.</text:span></text:p>
      <text:p text:style-name="P17"><text:span text:style-name="T29"><text:tab/></text:span><text:span text:style-name="T17">The second attack happen at the path to </text:span><text:span text:style-name="T32">tengu </text:span><text:span text:style-name="T17">hideout. </text:span><text:span text:style-name="T14">My fellow </text:span><text:span text:style-name="T30">tengu</text:span><text:span text:style-name="T14"> - </text:span><text:span text:style-name="T27">Momiji Inubashiri <text:s/></text:span><text:span text:style-name="T14">was </text:span><text:span text:style-name="T17">on her patrol duty</text:span><text:span text:style-name="T14"> </text:span><text:span text:style-name="T15">when she notice something is flying toward the</text:span><text:span text:style-name="T31"> tengu</text:span><text:span text:style-name="T15"> headquarter at high speed.</text:span><text:span text:style-name="T14"> While she is not the </text:span><text:span text:style-name="T16">fast</text:span><text:span text:style-name="T14">est </text:span><text:span text:style-name="T30">tengu </text:span><text:span text:style-name="T14">between us, she still a </text:span><text:span text:style-name="T30">tengu – </text:span><text:span text:style-name="T14">one of the strongest species. But even </text:span><text:span text:style-name="T15">her speed</text:span><text:span text:style-name="T14"> is no match for that mysterious yõkai. </text:span><text:span text:style-name="T16">And so, Momiji attacked the mysterious yõkai first. The mysterious dodged her attack and stopped. </text:span><text:span text:style-name="T17">She commented “I suddenly felt a strong aura from that yõkai, somewhat similar to an oni’s aura. And at that moment I knew, I fucked up.” By the time </text:span><text:span text:style-name="T28">Hatate Himekaidou –</text:span><text:span text:style-name="T17"> a </text:span><text:span text:style-name="T32">tengu </text:span><text:span text:style-name="T17">reporter like me arrived, </text:span><text:span text:style-name="T18">she was severe injuried and the attacker is nowhere to be found. 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VN-Comic Sans MS" svg:font-family="'SVN-Comic Sans M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VN-Comic Sans MS" fo:font-size="14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SVN-Comic Sans MS" fo:font-size="14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SVN-Comic Sans MS" fo:font-family="'SVN-Comic Sans MS'" style:font-family-generic="swiss" fo:font-size="12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SVN-Comic Sans MS" fo:font-family="'SVN-Comic Sans M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VN-Comic Sans MS" fo:font-family="'SVN-Comic Sans MS'" style:font-family-generic="swiss" fo:font-size="12pt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16:19:42.970000000</meta:creation-date>
    <dc:date>2022-09-25T21:13:01.197000000</dc:date>
    <meta:editing-duration>PT1H22M33S</meta:editing-duration>
    <meta:editing-cycles>13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1" meta:word-count="634" meta:character-count="3574" meta:non-whitespace-character-count="2972"/>
  </office:meta>
</office:document-meta>
</file>